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f48"/>
    </style:style>
    <style:style style:name="P2" style:family="paragraph" style:parent-style-name="Table_20_Contents">
      <style:text-properties officeooo:paragraph-rsid="00036f48"/>
    </style:style>
    <style:style style:name="P3" style:family="paragraph" style:parent-style-name="Table_20_Contents">
      <style:paragraph-properties fo:text-align="center" style:justify-single-word="false"/>
      <style:text-properties officeooo:paragraph-rsid="00036f48"/>
    </style:style>
    <style:style style:name="P4" style:family="paragraph" style:parent-style-name="Table_20_Contents">
      <style:text-properties fo:color="#ff0000" officeooo:paragraph-rsid="00036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Server Log</text:p>
          </table:table-cell>
        </table:table-row>
        <table:table-row>
          <table:table-cell table:style-name="Table5.A2" office:value-type="string">
            <text:p text:style-name="P2">FINE: Turn sequence completed </text:p>
            <text:p text:style-name="P2">Jun 18, 2015 6:39:56 PM it.escape.server.controller.ExecutiveController gameLoop </text:p>
            <text:p text:style-name="P2">FINER: sleeping </text:p>
            <text:p text:style-name="P2">Jun 18, 2015 6:39:56 PM it.escape.server.controller.TimeController mainLoop </text:p>
            <text:p text:style-name="P2">FINER: Awaken </text:p>
            <text:p text:style-name="P2">Jun 18, 2015 6:39:56 PM it.escape.server.controller.TimeController mainLoop </text:p>
            <text:p text:style-name="P2">FINE: Issuing startTurn command </text:p>
            <text:p text:style-name="P2">Jun 18, 2015 6:39:56 PM it.escape.server.controller.ExecutiveController gameLoop </text:p>
            <text:p text:style-name="P2">FINER: Awakened by TimeController </text:p>
            <text:p text:style-name="P2">Jun 18, 2015 6:39:56 PM it.escape.server.controller.ExecutiveController gameTurn </text:p>
            <text:p text:style-name="P2">FINE: Executing turn sequence </text:p>
            <text:p text:style-name="P2">Jun 18, 2015 6:39:56 PM it.escape.server.controller.TurnHandler executeTurnSequence </text:p>
            <text:p text:style-name="P2">FINER: entering initialization phase </text:p>
            <text:p text:style-name="P2">Jun 18, 2015 6:39:56 PM it.escape.server.controller.TurnHandler executeTurnSequence </text:p>
            <text:p text:style-name="P2">FINER: entering pre-movement phase </text:p>
            <text:p text:style-name="P2">Jun 18, 2015 6:39:56 PM it.escape.server.controller.TurnHandler executeTurnSequence </text:p>
            <text:p text:style-name="P2">FINER: entering movement phase </text:p>
            <text:p text:style-name="P2">Jun 18, 2015 6:40:07 PM it.escape.server.controller.TurnHandler executeTurnSequence </text:p>
            <text:p text:style-name="P2">FINER: entering landing phase </text:p>
            <text:p text:style-name="P2">Jun 18, 2015 6:40:07 PM it.escape.server.controller.TurnHandler commonLandingLogic </text:p>
            <text:p text:style-name="P2">FINER: Guest-1-5620 has drawn: NoiseAnywhereWithObject </text:p>
            <text:p text:style-name="P4">Jun 18, 2015 6:40:09 PM it.escape.server.controller.GameMaster handlePlayerDisconnect </text:p>
            <text:p text:style-name="P4">INFO: Team disconnected. Terminating game. </text:p>
            <text:p text:style-name="P4">Jun 18, 2015 6:40:09 PM it.escape.server.controller.TimeController mainLoop </text:p>
            <text:p text:style-name="P4">FINER: Awaken </text:p>
            <text:p text:style-name="P4">Jun 18, 2015 6:40:09 PM it.escape.server.view.sockspecific.Connection hasDisconnected </text:p>
            <text:p text:style-name="P4">WARNING: Lost connection to /127.0.0.1 </text:p>
            <text:p text:style-name="P4">Jun 18, 2015 6:40:09 PM it.escape.server.controller.TimeController mainLoop </text:p>
            <text:p text:style-name="P4">FINE: Timeout hit, the turn will now be concluded automatically </text:p>
            <text:p text:style-name="P4">Jun 18, 2015 6:40:09 PM it.escape.server.view.sockspecific.Server unregisterConnection </text:p>
            <text:p text:style-name="P4">FINER: Connection unregistered </text:p>
            <text:p text:style-name="P4">Jun 18, 2015 6:40:09 PM it.escape.server.controller.UserMessagesReporterSocket fillinDefaultOnce </text:p>
            <text:p text:style-name="P4">FINER: Overriding default once... </text:p>
            <text:p text:style-name="P4">Jun 18, 2015 6:40:09 PM it.escape.server.view.MessagingChannelStrings overrideDefaultOption </text:p>
            <text:p text:style-name="P4">FINE: Overriding with default: "M10" </text:p>
            <text:p text:style-name="P4">Jun 18, 2015 6:40:09 PM it.escape.server.view.MessagingChannelStrings readingFromClient </text:p>
            <text:p text:style-name="P4">FINE: Reading end of the override mechanism was triggered </text:p>
            <text:p text:style-name="P4">Jun 18, 2015 6:40:09 PM it.escape.server.controller.TurnHandler executeTurnSequence </text:p>
            <text:p text:style-name="P4">FINER: entering post-movement phase </text:p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3">Log – Giocatore 1 (che si disconnette durante il suo turno)</text:p>
          </table:table-cell>
        </table:table-row>
        <table:table-row>
          <table:table-cell table:style-name="Table1.A2" office:value-type="string">
            <text:p text:style-name="P2">Please enter the address (ip or hostname) of the server you wish to connect to. </text:p>
            <text:p text:style-name="P2">If you just press enter, we'll keep default "localhost" </text:p>
            <text:p text:style-name="P2"/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2/8) players waiting in this lobby </text:p>
            <text:p text:style-name="P2">The game will start in 30 seconds <text:s text:c="2"/></text:p>
            <text:p text:style-name="P2">A new player has connected (3/8) <text:s text:c="3"/></text:p>
            <text:p text:style-name="P2">You have been assigned to the team: HUMANS </text:p>
            <text:p text:style-name="P2">********** Turn number: 1 * Now Playing : Guest-1-5620 ********** </text:p>
            <text:p text:style-name="P2">Hello player Guest-1-5620, you are located in L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8 </text:p>
            <text:p text:style-name="P2">Your location is: M08 <text:s text:c="2"/></text:p>
            <text:p text:style-name="P2">Your turn is now over <text:s text:c="2"/></text:p>
            <text:p text:style-name="P2">********** Turn number: 1 * Now Playing : Guest-1-5776 ********** </text:p>
            <text:p text:style-name="P2">********** Turn number: 1 * Now Playing : Guest-1-6436 ********** </text:p>
            <text:p text:style-name="P2">Player Guest-1-6436 is attacking in sector N06! </text:p>
            <text:p text:style-name="P2">********** Turn number: 2 * Now Playing : Guest-1-5620 ********** </text:p>
            <text:p text:style-name="P2">Hello player Guest-1-5620, you are located in M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9 </text:p>
            <text:p text:style-name="P2">Your location is: M09 <text:s text:c="2"/></text:p>
            <text:p text:style-name="P2">Your turn is now over <text:s text:c="2"/></text:p>
            <text:p text:style-name="P2">********** Turn number: 2 * Now Playing : Guest-1-5776 ********** </text:p>
            <text:p text:style-name="P2">********** Turn number: 2 * Now Playing : Guest-1-6436 ********** </text:p>
            <text:p text:style-name="P2">********** Turn number: 3 * Now Playing : Guest-1-5620 ********** </text:p>
            <text:p text:style-name="P2">Hello player Guest-1-5620, you are located in M09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10 </text:p>
            <text:p text:style-name="P2">Your location is: M10 <text:s text:c="2"/></text:p>
            <text:p text:style-name="P4">enter the coordinates where you want to make a noise </text:p>
            <text:p text:style-name="P4">please enter a valid position (es. A05) </text:p>
            <text:p text:style-name="P4">[andrea@Zatoichi target]$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Log – Giocatore 2 (che rimane in sospeso)</text:p>
          </table:table-cell>
        </table:table-row>
        <table:table-row>
          <table:table-cell table:style-name="Table2.A2" office:value-type="string"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1/8) players waiting in this lobby </text:p>
            <text:p text:style-name="P2">A new player has connected (2/8) <text:s text:c="3"/></text:p>
            <text:p text:style-name="P2">The game will start in 30 seconds <text:s text:c="2"/></text:p>
            <text:p text:style-name="P2">A new player has connected (3/8) <text:s text:c="3"/></text:p>
            <text:p text:style-name="P2">You have been assigned to the team: ALIENS </text:p>
            <text:p text:style-name="P2">********** Turn number: 1 * Now Playing : Guest-1-5620 ********** </text:p>
            <text:p text:style-name="P2">********** Turn number: 1 * Now Playing : Guest-1-5776 ********** </text:p>
            <text:p text:style-name="P2">Hello player Guest-1-5776, you are located in L06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K5 </text:p>
            <text:p text:style-name="P2">Your location is: K05 <text:s text:c="2"/></text:p>
            <text:p text:style-name="P2">do you want to attack? <text:s/></text:p>
            <text:p text:style-name="P2">please enter 'yes' or 'no' </text:p>
            <text:p text:style-name="P2">(My turn, yes/no)&gt; no </text:p>
            <text:p text:style-name="P2">Your turn is now over <text:s text:c="2"/></text:p>
            <text:p text:style-name="P2">********** Turn number: 1 * Now Playing : Guest-1-6436 ********** </text:p>
            <text:p text:style-name="P2">Player Guest-1-6436 is attacking in sector N06! </text:p>
            <text:p text:style-name="P2">********** Turn number: 2 * Now Playing : Guest-1-5620 ********** </text:p>
            <text:p text:style-name="P2">********** Turn number: 2 * Now Playing : Guest-1-5776 ********** </text:p>
            <text:p text:style-name="P2">Hello player Guest-1-5776, you are located in K05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K4 </text:p>
            <text:p text:style-name="P2">Your location is: K04 <text:s text:c="2"/></text:p>
            <text:p text:style-name="P2">do you want to attack? <text:s/></text:p>
            <text:p text:style-name="P2">please enter 'yes' or 'no' </text:p>
            <text:p text:style-name="P2">(My turn, yes/no)&gt; no </text:p>
            <text:p text:style-name="P2">Your turn is now over <text:s text:c="2"/></text:p>
            <text:p text:style-name="P2">********** Turn number: 2 * Now Playing : Guest-1-6436 ********** </text:p>
            <text:p text:style-name="P2">********** Turn number: 3 * Now Playing : Guest-1-5620 ********** </text:p>
            <text:p text:style-name="P2">Player Guest-1-5620 has disconnected from the game </text:p>
            <text:p text:style-name="P2">You hear noise coming from coordinates M10 </text:p>
            <text:p text:style-name="P2">(Someone else's turn, free-action)&gt;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3">Log – Giocatore 3 (che rimane in sospeso)</text:p>
          </table:table-cell>
        </table:table-row>
        <table:table-row>
          <table:table-cell table:style-name="Table3.A2" office:value-type="string">
            <text:p text:style-name="P2">Please enter the address (ip or hostname) of the server you wish to connect to. </text:p>
            <text:p text:style-name="P2">If you just press enter, we'll keep default "localhost" </text:p>
            <text:p text:style-name="P2"/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3/8) players waiting in this lobby </text:p>
            <text:p text:style-name="P2">The game will start in 30 seconds <text:s text:c="2"/></text:p>
            <text:p text:style-name="P2">You have been assigned to the team: ALIENS </text:p>
            <text:p text:style-name="P2">********** Turn number: 1 * Now Playing : Guest-1-5620 ********** </text:p>
            <text:p text:style-name="P2">********** Turn number: 1 * Now Playing : Guest-1-5776 ********** </text:p>
            <text:p text:style-name="P2">********** Turn number: 1 * Now Playing : Guest-1-6436 ********** </text:p>
            <text:p text:style-name="P2">Hello player Guest-1-6436, you are located in L06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N6 </text:p>
            <text:p text:style-name="P2">Your location is: N06 <text:s text:c="2"/></text:p>
            <text:p text:style-name="P2">do you want to attack? <text:s/></text:p>
            <text:p text:style-name="P2">please enter 'yes' or 'no' </text:p>
            <text:p text:style-name="P2">(My turn, yes/no)&gt; yes </text:p>
            <text:p text:style-name="P2">Player Guest-1-6436 is attacking in sector N06! </text:p>
            <text:p text:style-name="P2">Your turn is now over <text:s text:c="2"/></text:p>
            <text:p text:style-name="P2">********** Turn number: 2 * Now Playing : Guest-1-5620 ********** </text:p>
            <text:p text:style-name="P2">********** Turn number: 2 * Now Playing : Guest-1-5776 ********** </text:p>
            <text:p text:style-name="P2">********** Turn number: 2 * Now Playing : Guest-1-6436 ********** </text:p>
            <text:p text:style-name="P2">Hello player Guest-1-6436, you are located in N06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N7 </text:p>
            <text:p text:style-name="P2">CellNotExistsException : There is no cell with the provided coordinates </text:p>
            <text:p text:style-name="P2">you have to move your character on the map </text:p>
            <text:p text:style-name="P2">please enter a valid position (es. A05) </text:p>
            <text:p text:style-name="P2">(My turn, coordinates)&gt; N8 </text:p>
            <text:p text:style-name="P2">DestinationUnreachableException : You can not reach the intended destination from your current position </text:p>
            <text:p text:style-name="P2">you have to move your character on the map </text:p>
            <text:p text:style-name="P2">please enter a valid position (es. A05) </text:p>
            <text:p text:style-name="P2">(My turn, coordinates)&gt; O6 </text:p>
            <text:p text:style-name="P2">Your location is: O06 <text:s text:c="2"/></text:p>
            <text:p text:style-name="P2">do you want to attack? <text:s/></text:p>
            <text:p text:style-name="P2">please enter 'yes' or 'no' </text:p>
            <text:p text:style-name="P2">(My turn, yes/no)&gt; no </text:p>
            <text:p text:style-name="P2">You have drawn a SedativesCard-type object card </text:p>
            <text:p text:style-name="P2">Your turn is now over <text:s text:c="2"/></text:p>
            <text:p text:style-name="P2"><text:soft-page-break/>********** Turn number: 3 * Now Playing : Guest-1-5620 ********** </text:p>
            <text:p text:style-name="P2">Player Guest-1-5620 has disconnected from the game </text:p>
            <text:p text:style-name="P2">You hear noise coming from coordinates M10 </text:p>
            <text:p text:style-name="P2">Player Guest-1-5776 has disconnected from the game </text:p>
            <text:p text:style-name="P2">(Someone else's turn, free-action)&gt; 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8T18:53:26</meta:creation-date>
    <meta:generator>LibreOffice/4.0.4.2$Linux_X86_64 LibreOffice_project/400m0$Build-2</meta:generator>
    <dc:date>2015-06-19T18:37:03</dc:date>
    <dc:creator>Andrea </dc:creator>
    <meta:editing-duration>P0D</meta:editing-duration>
    <meta:editing-cycles>2</meta:editing-cycles>
    <meta:document-statistic meta:table-count="5" meta:image-count="0" meta:object-count="0" meta:page-count="5" meta:paragraph-count="173" meta:word-count="1193" meta:character-count="8210" meta:non-whitespace-character-count="6817"/>
  </office:meta>
</office:document-meta>
</file>